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4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P2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7" style:parent-style-name="Standard" style:list-style-name="LFO3" style:family="paragraph"/>
    <style:style style:name="T48" style:parent-style-name="Car.predefinitoparagrafo" style:family="text"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5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1" style:parent-style-name="Car.predefinitoparagrafo" style:family="text">
      <style:text-properties fo:font-size="14pt" style:font-size-asian="14pt" style:font-size-complex="14pt" fo:language="it" fo:country="IT"/>
    </style:style>
    <style:style style:name="P52" style:parent-style-name="Standard" style:family="paragraph">
      <style:text-properties fo:font-size="14pt" style:font-size-asian="14pt" style:font-size-complex="14pt" fo:language="it" fo:country="IT"/>
    </style:style>
    <style:style style:name="P53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5" style:parent-style-name="Standard" style:family="paragraph">
      <style:text-properties fo:font-size="14pt" style:font-size-asian="14pt" style:font-size-complex="14pt" fo:language="it" fo:country="IT"/>
    </style:style>
    <style:style style:name="P56" style:parent-style-name="Standard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58" style:parent-style-name="Standard" style:family="paragraph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14pt" style:font-size-asian="14pt" style:font-size-complex="14pt" fo:language="it" fo:country="IT"/>
    </style:style>
    <style:style style:name="P6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1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5" style:parent-style-name="Standard" style:family="paragraph">
      <style:text-properties fo:font-size="14pt" style:font-size-asian="14pt" style:font-size-complex="14pt" fo:language="it" fo:country="IT"/>
    </style:style>
    <style:style style:name="P66" style:parent-style-name="Standard" style:family="paragraph">
      <style:text-properties fo:font-size="14pt" style:font-size-asian="14pt" style:font-size-complex="14pt" fo:language="it" fo:country="IT"/>
    </style:style>
    <style:style style:name="P6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8" style:parent-style-name="Standard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3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P76" style:parent-style-name="Standard" style:family="paragraph">
      <style:text-properties fo:font-size="14pt" style:font-size-asian="14pt" style:font-size-complex="14pt" fo:language="it" fo:country="IT"/>
    </style:style>
    <style:style style:name="P77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8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9" style:parent-style-name="Standard" style:list-style-name="LFO8" style:family="paragraph"/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84" style:parent-style-name="Standard" style:family="paragraph">
      <style:text-properties fo:font-size="14pt" style:font-size-asian="14pt" style:font-size-complex="14pt" fo:language="it" fo:country="IT"/>
    </style:style>
    <style:style style:name="T85" style:parent-style-name="Car.predefinitoparagrafo" style:family="text">
      <style:text-properties fo:font-size="14pt" style:font-size-asian="14pt" style:font-size-complex="14pt" fo:language="it" fo:country="IT"/>
    </style:style>
    <style:style style:name="P86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87" style:parent-style-name="Standard" style:family="paragraph">
      <style:text-properties fo:font-size="14pt" style:font-size-asian="14pt" style:font-size-complex="14pt" fo:language="it" fo:country="IT"/>
    </style:style>
    <style:style style:name="P88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89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90" style:parent-style-name="Standard" style:family="paragraph">
      <style:text-properties fo:font-size="14pt" style:font-size-asian="14pt" style:font-size-complex="14pt" fo:language="it" fo:country="IT"/>
    </style:style>
    <style:style style:name="P91" style:parent-style-name="Standard" style:family="paragraph">
      <style:text-properties fo:font-size="14pt" style:font-size-asian="14pt" style:font-size-complex="14pt" fo:language="it" fo:country="IT"/>
    </style:style>
    <style:style style:name="P92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3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4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5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6" style:parent-style-name="Standard" style:family="paragraph">
      <style:text-properties fo:font-size="14pt" style:font-size-asian="14pt" style:font-size-complex="14pt" fo:language="it" fo:country="IT"/>
    </style:style>
    <style:style style:name="P97" style:parent-style-name="Standard" style:family="paragraph">
      <style:text-properties fo:font-size="14pt" style:font-size-asian="14pt" style:font-size-complex="14pt" fo:language="it" fo:country="IT"/>
    </style:style>
    <style:style style:name="P98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99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00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01" style:parent-style-name="Standard" style:family="paragraph">
      <style:text-properties fo:font-size="14pt" style:font-size-asian="14pt" style:font-size-complex="14pt" fo:language="it" fo:country="IT"/>
    </style:style>
    <style:style style:name="T10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3" style:parent-style-name="Car.predefinitoparagrafo" style:family="text">
      <style:text-properties fo:font-size="14pt" style:font-size-asian="14pt" style:font-size-complex="14pt" fo:language="it" fo:country="IT"/>
    </style:style>
    <style:style style:name="P104" style:parent-style-name="Standard" style:list-style-name="LFO13" style:family="paragraph"/>
    <style:style style:name="T105" style:parent-style-name="Car.predefinitoparagrafo" style:family="text">
      <style:text-properties fo:font-size="14pt" style:font-size-asian="14pt" style:font-size-complex="14pt" fo:language="it" fo:country="IT"/>
    </style:style>
    <style:style style:name="P106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9" style:parent-style-name="Car.predefinitoparagrafo" style:family="text">
      <style:text-properties fo:font-size="14pt" style:font-size-asian="14pt" style:font-size-complex="14pt" fo:language="it" fo:country="IT"/>
    </style:style>
    <style:style style:name="P110" style:parent-style-name="Standard" style:family="paragraph">
      <style:text-properties fo:font-size="14pt" style:font-size-asian="14pt" style:font-size-complex="14pt" fo:language="it" fo:country="I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2" style:parent-style-name="Normale" style:family="paragraph">
      <style:text-properties fo:font-weight="bold" style:font-weight-asian="bold" fo:font-size="18pt" style:font-size-asian="18pt"/>
    </style:style>
    <style:style style:name="P113" style:parent-style-name="Normale" style:family="paragraph">
      <style:text-properties fo:font-weight="bold" style:font-weight-asian="bold" fo:font-size="18pt" style:font-size-asian="18pt"/>
    </style:style>
    <style:style style:name="P114" style:parent-style-name="Normale" style:family="paragraph">
      <style:text-properties fo:font-weight="bold" style:font-weight-asian="bold" fo:font-size="18pt" style:font-size-asian="18pt"/>
    </style:style>
    <style:style style:name="P115" style:parent-style-name="Normale" style:family="paragraph">
      <style:text-properties fo:font-weight="bold" style:font-weight-asian="bold" fo:font-size="18pt" style:font-size-asian="18pt"/>
    </style:style>
    <style:style style:name="P116" style:parent-style-name="Normale" style:family="paragraph">
      <style:text-properties fo:font-weight="bold" style:font-weight-asian="bold" fo:font-size="18pt" style:font-size-asian="18pt"/>
    </style:style>
    <style:style style:name="P117" style:parent-style-name="Normale" style:family="paragraph">
      <style:text-properties fo:font-weight="bold" style:font-weight-asian="bold" fo:font-size="18pt" style:font-size-asian="18pt"/>
    </style:style>
    <style:style style:name="P118" style:parent-style-name="Normale" style:family="paragraph">
      <style:text-properties fo:font-weight="bold" style:font-weight-asian="bold" fo:font-size="18pt" style:font-size-asian="18pt"/>
    </style:style>
    <style:style style:name="P119" style:parent-style-name="Normale" style:family="paragraph">
      <style:text-properties fo:font-weight="bold" style:font-weight-asian="bold" fo:font-size="18pt" style:font-size-asian="18pt"/>
    </style:style>
    <style:style style:name="P120" style:parent-style-name="Normale" style:family="paragraph">
      <style:text-properties fo:font-weight="bold" style:font-weight-asian="bold" fo:font-size="18pt" style:font-size-asian="18p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text:span text:style-name="T10"><text:line-break/></text:span></text:p>
      <text:p text:style-name="Standard"><text:span text:style-name="T11">Attore primario</text:span><text:span text:style-name="T12">: Client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Il cliente inserisce le partite nella propria scommessa inserendo l’esito su cui vuole scommettere. Desidera vedere man mano che aggiunge una partita tutti i dati della sua scommessa aggiornarsi. Vuole poter eseguire una puntata sulla scommessa creata.</text:p>
        </text:list-item>
      </text:list>
      <text:p text:style-name="P17"/>
      <text:p text:style-name="Standard"><text:span text:style-name="T18">Post-condizioni</text:span><text:span text:style-name="T19">:</text:span></text:p>
      <text:list text:style-name="LFO2" text:continue-numbering="true">
        <text:list-item>
          <text:p text:style-name="P20">il cliente è riuscito a creare la sua scommessa.</text:p>
        </text:list-item>
        <text:list-item>
          <text:p text:style-name="P21">La quota complessiva è stata calcolata correttamente.</text:p>
        </text:list-item>
        <text:list-item>
          <text:p text:style-name="P22">Il bonus assegnato è stato calcolato.</text:p>
        </text:list-item>
        <text:list-item>
          <text:p text:style-name="P23">Al conto del cliente viene detratto l’eventuale importo puntato.</text:p>
        </text:list-item>
        <text:list-item>
          <text:p text:style-name="P24">La scommessa, eventualmente giocata, viene registrata correttamente dal sistema.</text:p>
        </text:list-item>
      </text:list>
      <text:p text:style-name="P25"/>
      <text:p text:style-name="Standard"><text:span text:style-name="T26">Scenario principale di successo</text:span><text:span text:style-name="T27">:</text:span></text:p>
      <text:list text:style-name="LFO3" text:continue-numbering="true">
        <text:list-item>
          <text:p text:style-name="P28">Il cliente desidera creare ed eventualmente giocare una scommessa.</text:p>
        </text:list-item>
        <text:list-item>
          <text:p text:style-name="P29">Il sistema mostra le partite su cui è possibile scommettere, fornendo i vari risultati su cui è possibile scommettere con le relative quote.</text:p>
        </text:list-item>
        <text:list-item>
          <text:p text:style-name="P30">Il cliente seleziona l’esito per una delle partite mostrate.</text:p>
        </text:list-item>
        <text:list-item>
          <text:p text:style-name="P31">Il sistema ha verificato che non si superi il limite massimo di partite aggiungendo quest’ultimo esito.</text:p>
        </text:list-item>
        <text:list-item>
          <text:p text:style-name="P32">Il sistema registra la partita con l’esito selezionato aggiungendola alla scommessa parziale.</text:p>
        </text:list-item>
        <text:list-item>
          <text:p text:style-name="P33">Il sistema modifica la quota parziale aggiornandola rispetto alla quota dell’ultimo esito inserito.</text:p>
        </text:list-item>
        <text:list-item>
          <text:p text:style-name="P34">Il sistema modifica l’eventuale bonus calcolato in funzione della relativa politica di assegnamento dello stesso.</text:p>
        </text:list-item>
        <text:list-item>
          <text:p text:style-name="P35">Il sistema ricalcola la quota totale in funzione della quota parziale e del bonus assegnato.</text:p>
        </text:list-item>
        <text:list-item>
          <text:p text:style-name="P36">Il cliente torna al passo 1 fin quando non ha terminato la pianificazione della scommessa.</text:p>
        </text:list-item>
        <text:list-item>
          <text:p text:style-name="P37">Lo schema di scommessa è stata creata.</text:p>
        </text:list-item>
        <text:list-item>
          <text:p text:style-name="P38">Il cliente decide di giocare la scommessa creata.</text:p>
        </text:list-item>
        <text:list-item>
          <text:p text:style-name="P39">Il sistema verifica che l’utente aveva effettuato il login come cliente.</text:p>
        </text:list-item>
        <text:list-item>
          <text:p text:style-name="P40">Il sistema controlla che il cliente abbia inserito un importo valido.</text:p>
        </text:list-item>
        <text:list-item>
          <text:p text:style-name="P41">Il sistema si è accertato che l’importo sia valido.</text:p>
        </text:list-item>
        <text:list-item>
          <text:p text:style-name="P42">Il sistema ha verificato la disponibilità sul saldo.</text:p>
        </text:list-item>
        <text:list-item>
          <text:p text:style-name="P43">Il sistema aggiorna il saldo del cliente in funzione dell’importo giocato.</text:p>
        </text:list-item>
        <text:list-item>
          <text:p text:style-name="P44">Il sistema memorizza la scommessa e la aggiunge nelle scommesse del cliente.</text:p>
        </text:list-item>
        <text:list-item>
          <text:p text:style-name="P45">Il sistema svuota la lista delle partite inserite nella scommessa</text:p>
        </text:list-item>
        <text:list-item>
          <text:p text:style-name="P46">Il sistema ripristina quota parziale, totale e bonus.</text:p>
        </text:list-item>
        <text:list-item>
          <text:p text:style-name="P47"><text:span text:style-name="T48">Il caso d’uso termina.</text:span></text:p>
        </text:list-item>
      </text:list>
      <text:p text:style-name="P49"/>
      <text:p text:style-name="Standard"><text:span text:style-name="T50">Flussi alternativi</text:span><text:span text:style-name="T51">:</text:span></text:p>
      <text:p text:style-name="P52">*a. il cliente inserisce un importo.</text:p>
      <text:list text:style-name="LFO4" text:continue-numbering="true">
        <text:list-item>
          <text:p text:style-name="P53">il sistema calcola la vincita potenziale in base alla quota totale e all’importo inserito.</text:p>
        </text:list-item>
        <text:list-item>
          <text:p text:style-name="P54">Il sistema mostra la vincita potenziale.</text:p>
        </text:list-item>
      </text:list>
      <text:p text:style-name="P55"/>
      <text:p text:style-name="P56">*b. il cliente decide di lasciare l’area dedicata alla composizione della scommessa.</text:p>
      <text:list text:style-name="LFO15" text:continue-numbering="true">
        <text:list-item>
          <text:p text:style-name="P57">Il sistema salta al passo 18 dello scenario principale di successo.</text:p>
        </text:list-item>
      </text:list>
      <text:p text:style-name="P58"/>
      <text:p text:style-name="P59">3a. il cliente elimina una partita tra quelle precedentemente inserite.</text:p>
      <text:list text:style-name="LFO5" text:continue-numbering="true">
        <text:list-item>
          <text:p text:style-name="P60">il sistema aggiorna la scommessa parziale rimuovendo la partita selezionata.</text:p>
        </text:list-item>
        <text:list-item>
          <text:p text:style-name="P61">il sistema ricalcola la quota parziale.</text:p>
        </text:list-item>
        <text:list-item>
          <text:p text:style-name="P62">il sistema ricalcola il bonus.</text:p>
        </text:list-item>
        <text:list-item>
          <text:p text:style-name="P63">il sistema ricalcola la quota totale.</text:p>
        </text:list-item>
        <text:list-item>
          <text:p text:style-name="P64">Il cliente va al punto 6 dello scenario principale di successo</text:p>
        </text:list-item>
      </text:list>
      <text:p text:style-name="P65"/>
      <text:p text:style-name="P66">4a. Il sistema ha verificato che è stato raggiunto il numero massimo di partite</text:p>
      <text:list text:style-name="LFO6" text:continue-numbering="true">
        <text:list-item>
          <text:p text:style-name="P67">Il sistema mostra al cliente un messaggio di errore e torna al punto 7 dello scenario principale di successo.</text:p>
        </text:list-item>
      </text:list>
      <text:p text:style-name="P68"/>
      <text:p text:style-name="P69">1-15b. una delle partite inserite nella scommessa inizia.</text:p>
      <text:list text:style-name="LFO7" text:continue-numbering="true">
        <text:list-item>
          <text:p text:style-name="P70">il sistema aggiorna la scommessa parziale rimuovendo la partita iniziata.</text:p>
        </text:list-item>
        <text:list-item>
          <text:p text:style-name="P71">il sistema ricalcola la quota parziale.</text:p>
        </text:list-item>
        <text:list-item>
          <text:p text:style-name="P72">il sistema ricalcola il bonus.</text:p>
        </text:list-item>
        <text:list-item>
          <text:p text:style-name="P73">il sistema ricalcola la quota totale.</text:p>
        </text:list-item>
        <text:list-item>
          <text:p text:style-name="P74">Il caso d’uso riparte dal punto 9 dello scenario principale di successo.</text:p>
        </text:list-item>
      </text:list>
      <text:p text:style-name="P75"/>
      <text:p text:style-name="P76">11b. il cliente decide di svuotare la scommessa parziale.</text:p>
      <text:list text:style-name="LFO8" text:continue-numbering="true">
        <text:list-item>
          <text:p text:style-name="P77">Il sistema svuota la lista delle partite inserite nella scommessa parziale.</text:p>
        </text:list-item>
        <text:list-item>
          <text:p text:style-name="P78">Il sistema ripristina quota parziale, totale e bonus.</text:p>
        </text:list-item>
        <text:list-item>
          <text:p text:style-name="P79"><text:span text:style-name="T80">Il caso d’uso termina.</text:span></text:p>
        </text:list-item>
      </text:list>
      <text:p text:style-name="P81"/>
      <text:p text:style-name="P82">1-10a. Il cliente elimina l’importo</text:p>
      <text:list text:style-name="LFO9" text:continue-numbering="true">
        <text:list-item>
          <text:p text:style-name="P83">viene rimossa la vincita potenziale.</text:p>
        </text:list-item>
      </text:list>
      <text:p text:style-name="P84"/>
      <text:p text:style-name="Standard"><text:span text:style-name="T85">1-10b. La connessione crolla</text:span></text:p>
      <text:list text:style-name="LFO10" text:continue-numbering="true">
        <text:list-item>
          <text:p text:style-name="P86">Il sistema salta al passo 18 dello scenario principale di successo.</text:p>
        </text:list-item>
      </text:list>
      <text:p text:style-name="P87">12a. Il sistema si verifica che l’utente non ha effettuato il login</text:p>
      <text:list text:style-name="LFO11" text:continue-numbering="true">
        <text:list-item>
          <text:p text:style-name="P88">Il sistema invita il cliente ad effettuare il login.</text:p>
        </text:list-item>
        <text:list-item>
          <text:p text:style-name="P89">Il cliente effettua il login.</text:p>
        </text:list-item>
      </text:list>
      <text:p text:style-name="P90"/>
      <text:p text:style-name="P91">12b. Il sistema verifica che l’utente ha effettuato il login come amministratore</text:p>
      <text:list text:style-name="LFO14" text:continue-numbering="true">
        <text:list-item>
          <text:p text:style-name="P92">Il sistema invita l’utente ad effettuare il log out ed effettuare il login come utente.</text:p>
        </text:list-item>
        <text:list-item>
          <text:p text:style-name="P93">L’utente effettua il log out.</text:p>
        </text:list-item>
        <text:list-item>
          <text:p text:style-name="P94">L’utente effettua il login.</text:p>
        </text:list-item>
        <text:list-item>
          <text:p text:style-name="P95">Il caso d’uso riprende dal punto 12 dello scenario principale di successo.</text:p>
        </text:list-item>
      </text:list>
      <text:p text:style-name="P96"/>
      <text:p text:style-name="P97">15a. Il sistema non trova la disponibilità adeguata per giocare la scommessa</text:p>
      <text:list text:style-name="LFO12" text:continue-numbering="true">
        <text:list-item>
          <text:p text:style-name="P98">Il sistema avvisa il cliente dell’avvenuto e lo invita ad inserire un nuovo importo.</text:p>
        </text:list-item>
        <text:list-item>
          <text:p text:style-name="P99">Il cliente cambia l’importo.</text:p>
        </text:list-item>
        <text:list-item>
          <text:p text:style-name="P100">Il sistema torna al punto 13 dello scenario principale di successo.</text:p>
        </text:list-item>
      </text:list>
      <text:p text:style-name="P101"/>
      <text:p text:style-name="Standard"><text:span text:style-name="T102">Requisiti speciali</text:span><text:span text:style-name="T103">:</text:span></text:p>
      <text:list text:style-name="LFO13" text:continue-numbering="true">
        <text:list-item>
          <text:p text:style-name="P104"><text:span text:style-name="T105">La scommessa deve poter contenere fino ad un massimo di venti partite.</text:span></text:p>
        </text:list-item>
        <text:list-item>
          <text:p text:style-name="P106">Il tempo di ricalcolo delle quote non deve essere superiore a tre secondi.</text:p>
        </text:list-item>
      </text:list>
      <text:p text:style-name="P107"/>
      <text:p text:style-name="Standard"><text:span text:style-name="T108">Frequenza di ripetizione</text:span><text:span text:style-name="T109">: Più volte al giorno.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StarSymbol"/>
    </style:style>
    <style:style style:name="WW_CharLFO13LVL3" style:family="text">
      <style:text-properties style:font-name="StarSymbol"/>
    </style:style>
    <style:style style:name="WW_CharLFO13LVL4" style:family="text">
      <style:text-properties style:font-name="StarSymbol"/>
    </style:style>
    <style:style style:name="WW_CharLFO13LVL5" style:family="text">
      <style:text-properties style:font-name="StarSymbol"/>
    </style:style>
    <style:style style:name="WW_CharLFO13LVL6" style:family="text">
      <style:text-properties style:font-name="StarSymbol"/>
    </style:style>
    <style:style style:name="WW_CharLFO13LVL7" style:family="text">
      <style:text-properties style:font-name="StarSymbol"/>
    </style:style>
    <style:style style:name="WW_CharLFO13LVL8" style:family="text">
      <style:text-properties style:font-name="StarSymbol"/>
    </style:style>
    <style:style style:name="WW_CharLFO13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7-12-13T10:49:00Z</dc:date>
    <meta:template xlink:href="Normal" xlink:type="simple"/>
    <meta:editing-cycles>11</meta:editing-cycles>
    <meta:editing-duration>PT1320S</meta:editing-duration>
    <meta:document-statistic meta:page-count="3" meta:paragraph-count="9" meta:word-count="706" meta:character-count="4726" meta:row-count="33" meta:non-whitespace-character-count="4029"/>
  </office:meta>
</office:document-meta>
</file>